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586cb"/>
    </style:style>
    <style:style style:name="T4" style:family="text">
      <style:text-properties officeooo:rsid="00169fd4"/>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337482804290862567" text:style-name="L1">
        <text:list-item>
          <text:p text:style-name="P7">Database Configuration</text:p>
        </text:list-item>
      </text:list>
      <text:p text:style-name="P3"/>
      <text:p text:style-name="P5"><text:tab/>1.1 PostgreSQL Database Configuration</text:p>
      <text:p text:style-name="P3"/>
      <text:p text:style-name="P3"><text:tab/>BiblioteQ supports versions 8.x <text:s/>and 9.x of PostgreSQL. Please follow the PostgreSQL-provided documentation for installing PostgreSQL. After installing the required PostgreSQL packages, please perform the following operations:</text:p>
      <text:list xml:id="list8329923042187015482"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release_notes.html">http://biblioteq.sourceforge.net/</text:a><text:a xlink:type="simple" xlink:href="http://biblioteq.sourceforge.net/release_notes.html"><text:span text:style-name="T4">release_notes.</text:span></text:a><text:a xlink:type="simple" xlink:href="http://biblioteq.sourceforge.net/release_notes.html">html.</text:a></text:p>
      <text:p text:style-name="P3"/>
      <text:p text:style-name="P2">2. BiblioteQ Installation</text:p>
      <text:p text:style-name="P3"/>
      <text:p text:style-name="P2"><text:tab/>2.1 OS X Installation</text:p>
      <text:p text:style-name="P3"/>
      <text:p text:style-name="P3"><text:tab/>Please copy the contents of the OS X bundle to the desired folder.</text:p>
      <text:p text:style-name="P3"/>
      <text:p text:style-name="P2"><text:tab/>2.2 Unix Installation</text:p>
      <text:p text:style-name="P3"/>
      <text:p text:style-name="P3"><text:tab/>Installing BiblioteQ on platforms that lack installers involves several operations. First, please <text:tab/>resolve the following software prerequisites:</text:p>
      <text:list xml:id="list405278251412010046" text:style-name="L3">
        <text:list-item>
          <text:p text:style-name="P9">Qt 4.<text:span text:style-name="T3">8</text:span>.4 must be installed. <text:span text:style-name="T3">Qt 5.x is not yet supported. </text:span>Please download the software from <text:a xlink:type="simple" xlink:href="http://qt.nokia.com/downloads">http://qt</text:a><text:a xlink:type="simple" xlink:href="http://qt.nokia.com/downloads"><text:span text:style-name="T3">-project.org</text:span></text:a><text:a xlink:type="simple" xlink:href="http://qt-project.org/downloads">/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9">YAZ 4.2.x, or higher, must be installed. Please download the software from <text:a xlink:type="simple" xlink:href="http://www.indexdata.com/yaz">http://www.indexdata.com/yaz</text:a><text:a xlink:type="simple" xlink:href="http://www.sqlite.org/download.html">.</text:a></text:p>
        </text:list-item>
        <text:list-item>
          <text:p text:style-name="P9">If you intend to use PostgreSQL, the PostgreSQL database package must be installed. Please <text:soft-page-break/>download the software from <text:a xlink:type="simple" xlink:href="http://www.postgresql.org/download">http://www.postgresql.org/download</text:a>.</text:p>
        </text:list-item>
        <text:list-item>
          <text:p text:style-name="P9">If you intend to use SQLite, the SQLite 3.5.6 package must be installed. Please download the software from <text:a xlink:type="simple" xlink:href="http://www.sqlite.org/download.html">http://www.sqlite.org/download.html</text:a>.</text:p>
        </text:list-item>
        <text:list-item>
          <text:p text:style-name="P9">After the required dependencies have been fulfilled and your environment is properly configured for Qt, build BiblioteQ via qmake -o Makefile biblioteq.pro &amp;&amp; make.</text:p>
        </text:list-item>
        <text:list-item>
          <text:p text:style-name="P9">Finally, execute sudo make install.</text:p>
        </text:list-item>
      </text:list>
      <text:p text:style-name="P6"/>
      <text:p text:style-name="P6"><text:tab/><text:span text:style-name="T1">2.3 Windows Installation</text:span></text:p>
      <text:p text:style-name="P6"/>
      <text:p text:style-name="P6"><text:tab/>Windows users are urged to download the appropriate installer. After an installer has been <text:tab/>downloaded, double-click on the appropriate icon and follow the on-screen instructions.</text:p>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text:soft-page-break/></text:p>
      <text:p text:style-name="P6"><text:tab/>Please use pgAdmin.</text:p>
      <text:p text:style-name="P6"/>
      <text:p text:style-name="P5">6. SQLite Database Removal</text:p>
      <text:p text:style-name="P6"/>
      <text:p text:style-name="P5"><text:tab/><text:span text:style-name="T2">Delete the desired SQLite database fil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Alexis Megas</meta:initial-creator>
    <meta:creation-date>2009-01-24T10:30:40</meta:creation-date>
    <dc:date>2013-05-27T17:27:52</dc:date>
    <meta:editing-cycles>193</meta:editing-cycles>
    <meta:editing-duration>P1DT7H4M43S</meta:editing-duration>
    <meta:document-statistic meta:table-count="0" meta:image-count="0" meta:object-count="0" meta:page-count="3" meta:paragraph-count="42" meta:word-count="575" meta:character-count="4331" meta:non-whitespace-character-count="3782"/>
    <meta:user-defined meta:name="Info 1"/>
    <meta:user-defined meta:name="Info 2"/>
    <meta:user-defined meta:name="Info 3"/>
    <meta:user-defined meta:name="Info 4"/>
  </office:meta>
</office:document-meta>
</file>